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oogleMap.broadcastEvent( Wid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oogleMap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.readFromRequest( FormContext form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oogleMap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oogleMap.setValue(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oogleMap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oogleMap.GoogleMap( GoogleMap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oogleMap.generateItemSaxFragment( ContentHandler contentHandler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